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F60000034A7E6849ABBA1D7BC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1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7.7174in" style:rel-width="98%" fo:margin-left="0in" table:align="left"/>
    </style:style>
    <style:style style:name="Tabla1.A" style:family="table-column">
      <style:table-column-properties style:column-width="0.5188in" style:rel-column-width="744*"/>
    </style:style>
    <style:style style:name="Tabla1.B" style:family="table-column">
      <style:table-column-properties style:column-width="0.7729in" style:rel-column-width="1108*"/>
    </style:style>
    <style:style style:name="Tabla1.C" style:family="table-column">
      <style:table-column-properties style:column-width="0.7813in" style:rel-column-width="1120*"/>
    </style:style>
    <style:style style:name="Tabla1.D" style:family="table-column">
      <style:table-column-properties style:column-width="0.5243in" style:rel-column-width="752*"/>
    </style:style>
    <style:style style:name="Tabla1.E" style:family="table-column">
      <style:table-column-properties style:column-width="0.3688in" style:rel-column-width="529*"/>
    </style:style>
    <style:style style:name="Tabla1.F" style:family="table-column">
      <style:table-column-properties style:column-width="0.4507in" style:rel-column-width="646*"/>
    </style:style>
    <style:style style:name="Tabla1.G" style:family="table-column">
      <style:table-column-properties style:column-width="0.241in" style:rel-column-width="345*"/>
    </style:style>
    <style:style style:name="Tabla1.H" style:family="table-column">
      <style:table-column-properties style:column-width="0.691in" style:rel-column-width="991*"/>
    </style:style>
    <style:style style:name="Tabla1.I" style:family="table-column">
      <style:table-column-properties style:column-width="0.6896in" style:rel-column-width="989*"/>
    </style:style>
    <style:style style:name="Tabla1.J" style:family="table-column">
      <style:table-column-properties style:column-width="0.6965in" style:rel-column-width="998*"/>
    </style:style>
    <style:style style:name="Tabla1.L" style:family="table-column">
      <style:table-column-properties style:column-width="0.6743in" style:rel-column-width="967*"/>
    </style:style>
    <style:style style:name="Tabla1.M" style:family="table-column">
      <style:table-column-properties style:column-width="0.2319in" style:rel-column-width="332*"/>
    </style:style>
    <style:style style:name="Tabla1.N" style:family="table-column">
      <style:table-column-properties style:column-width="0.3854in" style:rel-column-width="553*"/>
    </style:style>
    <style:style style:name="Tabla1.1" style:family="table-row">
      <style:table-row-properties style:min-row-height="0.1528in"/>
    </style:style>
    <style:style style:name="Tabla1.A1" style:family="table-cell">
      <style:table-cell-properties style:vertical-align="bottom"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Tabla1.A6" style:family="table-cell">
      <style:table-cell-properties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Tabla1.G6" style:family="table-cell">
      <style:table-cell-properties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7" style:family="table-cell">
      <style:table-cell-properties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Tabla1.G7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8" style:family="table-cell">
      <style:table-cell-properties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Tabla1.G8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9" style:family="table-row">
      <style:table-row-properties style:min-row-height="0.3736in"/>
    </style:style>
    <style:style style:name="Tabla1.A9" style:family="table-cell">
      <style:table-cell-properties style:vertical-align="middle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10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E10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0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N10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11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E11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1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N11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12" style:family="table-row">
      <style:table-row-properties style:min-row-height="0.1625in"/>
    </style:style>
    <style:style style:name="Tabla1.A12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E12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2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N12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13" style:family="table-row">
      <style:table-row-properties style:min-row-height="0.1743in"/>
    </style:style>
    <style:style style:name="Tabla1.A13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14" style:family="table-row">
      <style:table-row-properties style:min-row-height="0.1861in"/>
    </style:style>
    <style:style style:name="Tabla1.A14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4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15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E15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5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N15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16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la1.17" style:family="table-row">
      <style:table-row-properties style:min-row-height="0.2694in"/>
    </style:style>
    <style:style style:name="Tabla1.A17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B17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C17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D17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F17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H17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I17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17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17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17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M17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A18" style:family="table-cell">
      <style:table-cell-properties style:vertical-align="middle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B18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C18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D18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F18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H18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I18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18" style:family="table-cell">
      <style:table-cell-properties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18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18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M18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A19" style:family="table-cell">
      <style:table-cell-properties style:vertical-align="middle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B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C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D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F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H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I19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19" style:family="table-cell">
      <style:table-cell-properties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19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M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A20" style:family="table-cell">
      <style:table-cell-properties style:vertical-align="middle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B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C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D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F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H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I20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20" style:family="table-cell">
      <style:table-cell-properties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20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M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A21" style:family="table-cell">
      <style:table-cell-properties style:vertical-align="middle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B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C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D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F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H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I21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21" style:family="table-cell">
      <style:table-cell-properties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21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M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A22" style:family="table-cell">
      <style:table-cell-properties style:vertical-align="middle" fo:background-color="#ffffff" fo:padding-left="0.0486in" fo:padding-right="0.0486in" fo:padding-top="0in" fo:padding-bottom="0in" fo:border-left="none" fo:border-right="none" fo:border-top="0.5pt solid #000000" fo:border-bottom="none" fo:wrap-option="no-wrap" style:writing-mode="lr-tb">
        <style:background-image/>
      </style:table-cell-properties>
    </style:style>
    <style:style style:name="Tabla1.23" style:family="table-row">
      <style:table-row-properties style:min-row-height="0.4167in"/>
    </style:style>
    <style:style style:name="Tabla1.A23" style:family="table-cell">
      <style:table-cell-properties style:vertical-align="middle"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P1" style:family="paragraph" style:parent-style-name="Encabezado">
      <style:paragraph-properties fo:text-align="end" style:justify-single-word="false"/>
    </style:style>
    <style:style style:name="P2" style:family="paragraph" style:parent-style-name="Normal">
      <style:paragraph-properties fo:line-height="106%" fo:text-align="justify" style:justify-single-word="false" fo:orphans="2" fo:widows="2"/>
      <style:text-properties fo:color="#000000" style:font-name="Arial Narrow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3" style:family="paragraph" style:parent-style-name="Normal">
      <style:paragraph-properties fo:line-height="106%" fo:text-align="center" style:justify-single-word="false" fo:orphans="2" fo:widows="2"/>
      <style:text-properties fo:color="#000000" style:font-name="Arial Narrow" fo:font-size="9pt" fo:language="es" fo:country="MX" style:font-name-asian="Times New Roman" style:font-size-asian="9pt" style:rfc-language-tag-asian="es-419" style:language-asian="es" style:font-name-complex="Calibri" style:font-size-complex="9pt"/>
    </style:style>
    <style:style style:name="P4" style:family="paragraph" style:parent-style-name="Normal">
      <style:paragraph-properties fo:line-height="106%" fo:text-align="center" style:justify-single-word="false" fo:orphans="2" fo:widows="2"/>
      <style:text-properties fo:color="#000000" style:font-name="Arial Narrow" fo:font-size="8pt" fo:language="es" fo:country="MX" style:font-name-asian="Times New Roman" style:font-size-asian="8pt" style:rfc-language-tag-asian="es-419" style:language-asian="es" style:font-name-complex="Calibri" style:font-size-complex="8pt"/>
    </style:style>
    <style:style style:name="P5" style:family="paragraph" style:parent-style-name="Normal">
      <style:paragraph-properties fo:line-height="106%" fo:text-align="center" style:justify-single-word="false" fo:orphans="2" fo:widows="2"/>
      <style:text-properties fo:color="#000000" style:font-name="Calibri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6" style:family="paragraph" style:parent-style-name="Normal">
      <style:paragraph-properties fo:line-height="106%" fo:text-align="center" style:justify-single-word="false" fo:orphans="2" fo:widows="2"/>
      <style:text-properties fo:color="#000000" style:font-name="Calibri" fo:font-size="10pt" fo:language="es" fo:country="MX" officeooo:paragraph-rsid="0003eddc" style:font-name-asian="Times New Roman" style:font-size-asian="10pt" style:rfc-language-tag-asian="es-419" style:language-asian="es" style:font-name-complex="Calibri" style:font-size-complex="10pt"/>
    </style:style>
    <style:style style:name="P7" style:family="paragraph" style:parent-style-name="Normal">
      <style:paragraph-properties fo:line-height="106%" fo:text-align="center" style:justify-single-word="false" fo:orphans="2" fo:widows="2"/>
      <style:text-properties fo:color="#000000" style:font-name="Calibri" fo:font-size="10pt" fo:language="es" fo:country="MX" fo:font-weight="bold" style:font-name-asian="Times New Roman" style:font-size-asian="10pt" style:rfc-language-tag-asian="es-419" style:language-asian="es" style:font-weight-asian="bold" style:font-name-complex="Calibri" style:font-size-complex="10pt" style:font-weight-complex="bold"/>
    </style:style>
    <style:style style:name="P8" style:family="paragraph" style:parent-style-name="Normal">
      <style:paragraph-properties fo:line-height="106%" fo:orphans="2" fo:widows="2"/>
      <style:text-properties fo:color="#000000" style:font-name="Calibri" fo:font-size="8pt" fo:language="es" fo:country="MX" style:font-name-asian="Times New Roman" style:font-size-asian="8pt" style:rfc-language-tag-asian="es-419" style:language-asian="es" style:font-name-complex="Calibri" style:font-size-complex="8pt"/>
    </style:style>
    <style:style style:name="P9" style:family="paragraph" style:parent-style-name="Normal">
      <style:paragraph-properties fo:line-height="106%" fo:text-align="center" style:justify-single-word="false" fo:orphans="2" fo:widows="2"/>
      <style:text-properties fo:color="#000000" style:font-name="Calibri" fo:font-size="8pt" fo:language="es" fo:country="MX" style:font-name-asian="Times New Roman" style:font-size-asian="8pt" style:rfc-language-tag-asian="es-419" style:language-asian="es" style:font-name-complex="Calibri" style:font-size-complex="8pt"/>
    </style:style>
    <style:style style:name="P10" style:family="paragraph" style:parent-style-name="Normal">
      <style:paragraph-properties fo:line-height="106%"/>
      <style:text-properties fo:color="#000000" style:font-name="Calibri" fo:font-size="9pt" fo:language="es" fo:country="MX" style:font-name-asian="Times New Roman" style:font-size-asian="9pt" style:rfc-language-tag-asian="es-419" style:language-asian="es" style:font-name-complex="Calibri" style:font-size-complex="9pt"/>
    </style:style>
    <style:style style:name="P11" style:family="paragraph" style:parent-style-name="Normal">
      <style:paragraph-properties fo:line-height="106%" fo:orphans="2" fo:widows="2"/>
      <style:text-properties fo:color="#000000" style:font-name="Calibri" fo:font-size="9pt" fo:language="es" fo:country="MX" style:font-name-asian="Times New Roman" style:font-size-asian="9pt" style:rfc-language-tag-asian="es-419" style:language-asian="es" style:font-name-complex="Calibri" style:font-size-complex="9pt"/>
    </style:style>
    <style:style style:name="P12" style:family="paragraph" style:parent-style-name="Normal">
      <style:paragraph-properties fo:line-height="106%" fo:orphans="2" fo:widows="2"/>
      <style:text-properties fo:color="#000000" style:font-name="Calibri" fo:font-size="9pt" fo:language="es" fo:country="MX" officeooo:paragraph-rsid="0000d4b9" style:font-name-asian="Times New Roman" style:font-size-asian="9pt" style:rfc-language-tag-asian="es-419" style:language-asian="es" style:font-name-complex="Calibri" style:font-size-complex="9pt"/>
    </style:style>
    <style:style style:name="P13" style:family="paragraph" style:parent-style-name="Normal">
      <style:paragraph-properties fo:line-height="106%" fo:orphans="2" fo:widows="2"/>
      <style:text-properties fo:color="#000000" style:font-name="Calibri" fo:font-size="9pt" fo:language="es" fo:country="MX" officeooo:paragraph-rsid="00052c71" style:font-name-asian="Times New Roman" style:font-size-asian="9pt" style:rfc-language-tag-asian="es-419" style:language-asian="es" style:font-name-complex="Calibri" style:font-size-complex="9pt"/>
    </style:style>
    <style:style style:name="P14" style:family="paragraph" style:parent-style-name="Normal">
      <style:paragraph-properties fo:line-height="106%" fo:orphans="2" fo:widows="2"/>
      <style:text-properties fo:color="#000000" style:font-name="Calibri" fo:font-size="9pt" fo:language="es" fo:country="MX" officeooo:paragraph-rsid="000c45dc" style:font-name-asian="Times New Roman" style:font-size-asian="9pt" style:rfc-language-tag-asian="es-419" style:language-asian="es" style:font-name-complex="Calibri" style:font-size-complex="9pt"/>
    </style:style>
    <style:style style:name="P15" style:family="paragraph" style:parent-style-name="Normal">
      <style:paragraph-properties fo:line-height="106%" fo:text-align="center" style:justify-single-word="false" fo:orphans="2" fo:widows="2"/>
      <style:text-properties fo:color="#000000" style:font-name="Calibri" fo:font-size="9pt" fo:language="es" fo:country="MX" style:font-name-asian="Times New Roman" style:font-size-asian="9pt" style:rfc-language-tag-asian="es-419" style:language-asian="es" style:font-name-complex="Calibri" style:font-size-complex="9pt"/>
    </style:style>
    <style:style style:name="P16" style:family="paragraph" style:parent-style-name="Normal">
      <style:paragraph-properties fo:line-height="106%"/>
      <style:text-properties fo:color="#000000" style:font-name="Calibri" fo:font-size="9pt" fo:language="es" fo:country="MX" officeooo:paragraph-rsid="0000d4b9" style:font-name-asian="Times New Roman" style:font-size-asian="9pt" style:rfc-language-tag-asian="es-419" style:language-asian="es" style:font-name-complex="Calibri" style:font-size-complex="9pt"/>
    </style:style>
    <style:style style:name="P17" style:family="paragraph" style:parent-style-name="Normal">
      <style:paragraph-properties fo:line-height="106%" fo:text-align="center" style:justify-single-word="false" fo:orphans="2" fo:widows="2"/>
      <style:text-properties fo:color="#000000" style:font-name="Calibri" fo:font-size="9pt" fo:language="es" fo:country="MX" fo:font-weight="bold" style:font-name-asian="Times New Roman" style:font-size-asian="9pt" style:rfc-language-tag-asian="es-419" style:language-asian="es" style:font-weight-asian="bold" style:font-name-complex="Calibri" style:font-size-complex="9pt"/>
    </style:style>
    <style:style style:name="P18" style:family="paragraph" style:parent-style-name="Normal">
      <style:paragraph-properties fo:line-height="106%" fo:text-align="center" style:justify-single-word="false" fo:orphans="2" fo:widows="2"/>
      <style:text-properties fo:color="#000000" style:font-name="Arial" fo:font-size="9pt" fo:language="es" fo:country="MX" officeooo:paragraph-rsid="000128b2" style:font-name-asian="Times New Roman" style:font-size-asian="9pt" style:rfc-language-tag-asian="es-419" style:language-asian="es" style:font-name-complex="Calibri" style:font-size-complex="9pt"/>
    </style:style>
    <style:style style:name="P19" style:family="paragraph" style:parent-style-name="Normal">
      <style:paragraph-properties fo:line-height="106%" fo:orphans="2" fo:widows="2"/>
      <style:text-properties fo:color="#000000" style:font-name="Arial" fo:font-size="8pt" fo:language="es" fo:country="MX" officeooo:rsid="0026a5ee" style:font-name-asian="Times New Roman" style:font-size-asian="8pt" style:rfc-language-tag-asian="es-419" style:language-asian="es" style:font-name-complex="Calibri" style:font-size-complex="8pt"/>
    </style:style>
    <style:style style:name="P20" style:family="paragraph" style:parent-style-name="Normal">
      <style:paragraph-properties fo:line-height="106%" fo:text-align="center" style:justify-single-word="false" fo:orphans="2" fo:widows="2"/>
    </style:style>
    <style:style style:name="P21" style:family="paragraph" style:parent-style-name="Normal">
      <style:paragraph-properties fo:line-height="106%" fo:orphans="2" fo:widows="2"/>
      <style:text-properties officeooo:paragraph-rsid="0000d4b9"/>
    </style:style>
    <style:style style:name="P22" style:family="paragraph" style:parent-style-name="Normal">
      <style:paragraph-properties fo:line-height="106%"/>
      <style:text-properties officeooo:paragraph-rsid="0000d4b9"/>
    </style:style>
    <style:style style:name="P23" style:family="paragraph" style:parent-style-name="Normal">
      <style:paragraph-properties fo:text-align="center" style:justify-single-word="false"/>
      <style:text-properties fo:font-size="14pt" fo:font-weight="bold" style:font-size-asian="14pt" style:font-weight-asian="bold"/>
    </style:style>
    <style:style style:name="P24" style:family="paragraph" style:parent-style-name="Normal">
      <style:paragraph-properties fo:margin-left="2.8028in" fo:margin-right="0in" fo:line-height="106%" fo:orphans="2" fo:widows="2" fo:text-indent="0in" style:auto-text-indent="false">
        <style:tab-stops/>
      </style:paragraph-properties>
      <style:text-properties fo:color="#000000" style:font-name="Arial Narrow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25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8pt" fo:language="es" fo:country="MX" officeooo:rsid="0026a5ee" officeooo:paragraph-rsid="0024be1f" style:font-name-asian="Times New Roman" style:font-size-asian="8pt" style:rfc-language-tag-asian="es-419" style:language-asian="es" style:font-name-complex="Calibri" style:font-size-complex="8pt"/>
    </style:style>
    <style:style style:name="P26" style:family="paragraph" style:parent-style-name="Standard">
      <style:paragraph-properties fo:line-height="106%" fo:text-align="center" style:justify-single-word="false" fo:orphans="2" fo:widows="2"/>
      <style:text-properties fo:color="#000000" style:font-name="Arial" fo:font-size="8pt" fo:language="es" fo:country="MX" officeooo:rsid="0026a5ee" officeooo:paragraph-rsid="0024be1f" style:font-name-asian="Times New Roman" style:font-size-asian="8pt" style:rfc-language-tag-asian="es-419" style:language-asian="es" style:font-name-complex="Calibri" style:font-size-complex="8pt"/>
    </style:style>
    <style:style style:name="P27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8pt" fo:language="es" fo:country="MX" officeooo:rsid="0026a5ee" officeooo:paragraph-rsid="0024be1f" style:font-name-asian="Times New Roman" style:font-size-asian="8pt" style:rfc-language-tag-asian="es-419" style:language-asian="es" style:font-name-complex="Calibri" style:font-size-complex="8pt"/>
    </style:style>
    <style:style style:name="P28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8pt" fo:language="es" fo:country="MX" fo:font-weight="normal" officeooo:rsid="0026a5ee" officeooo:paragraph-rsid="0024be1f" style:font-name-asian="Times New Roman" style:font-size-asian="8pt" style:rfc-language-tag-asian="es-419" style:language-asian="es" style:font-weight-asian="normal" style:font-name-complex="Calibri" style:font-size-complex="8pt" style:font-weight-complex="normal"/>
    </style:style>
    <style:style style:name="P29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8pt" fo:language="es" fo:country="MX" fo:font-weight="normal" officeooo:rsid="0026a5ee" officeooo:paragraph-rsid="00256774" style:font-name-asian="Times New Roman" style:font-size-asian="8pt" style:rfc-language-tag-asian="es-419" style:language-asian="es" style:font-weight-asian="normal" style:font-name-complex="Calibri" style:font-size-complex="8pt" style:font-weight-complex="normal"/>
    </style:style>
    <style:style style:name="P30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8pt" fo:language="es" fo:country="MX" fo:font-weight="normal" officeooo:rsid="0026a5ee" officeooo:paragraph-rsid="0024be1f" style:font-name-asian="Times New Roman" style:font-size-asian="8pt" style:rfc-language-tag-asian="es-419" style:language-asian="es" style:font-weight-asian="normal" style:font-name-complex="Calibri" style:font-size-complex="8pt" style:font-weight-complex="normal"/>
    </style:style>
    <style:style style:name="P31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8pt" fo:language="es" fo:country="MX" fo:font-weight="bold" officeooo:rsid="0026a5ee" officeooo:paragraph-rsid="0024be1f" style:font-name-asian="Times New Roman" style:font-size-asian="8pt" style:rfc-language-tag-asian="es-419" style:language-asian="es" style:font-weight-asian="bold" style:font-name-complex="Calibri" style:font-size-complex="8pt" style:font-weight-complex="bold"/>
    </style:style>
    <style:style style:name="P32" style:family="paragraph" style:parent-style-name="Standard">
      <style:paragraph-properties fo:margin-top="0in" fo:margin-bottom="0in" loext:contextual-spacing="false" fo:text-align="start" style:justify-single-word="false"/>
      <style:text-properties fo:font-size="12pt" fo:font-weight="normal" officeooo:paragraph-rsid="0000d4b9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top="0in" fo:margin-bottom="0in" loext:contextual-spacing="false" fo:text-align="start" style:justify-single-word="false"/>
      <style:text-properties fo:font-size="12pt" fo:font-weight="bold" officeooo:paragraph-rsid="0000d4b9" style:font-size-asian="12pt" style:font-weight-asian="bold" style:font-size-complex="12pt"/>
    </style:style>
    <style:style style:name="P3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" fo:font-size="9pt" fo:language="es" fo:country="ES" officeooo:paragraph-rsid="0000d4b9" fo:background-color="transparent" style:font-name-asian="Calibri1" style:font-size-asian="9pt" style:font-name-complex="Arial1" style:font-size-complex="9pt" style:font-weight-complex="bold"/>
    </style:style>
    <style:style style:name="P35" style:family="paragraph" style:parent-style-name="Standard">
      <style:paragraph-properties fo:margin-top="0in" fo:margin-bottom="0in" loext:contextual-spacing="false"/>
      <style:text-properties officeooo:paragraph-rsid="0000d4b9"/>
    </style:style>
    <style:style style:name="P36" style:family="paragraph" style:parent-style-name="Standard">
      <style:paragraph-properties fo:margin-top="0in" fo:margin-bottom="0in" loext:contextual-spacing="false" style:shadow="none">
        <style:tab-stops/>
      </style:paragraph-properties>
      <style:text-properties officeooo:paragraph-rsid="0000d4b9"/>
    </style:style>
    <style:style style:name="P37" style:family="paragraph" style:parent-style-name="Normal">
      <style:paragraph-properties fo:margin-left="0in" fo:margin-right="0in" fo:line-height="106%" fo:text-align="center" style:justify-single-word="false" fo:orphans="2" fo:widows="2" fo:text-indent="0in" style:auto-text-indent="false">
        <style:tab-stops/>
      </style:paragraph-properties>
      <style:text-properties fo:color="#000000" style:font-name="Arial Narrow" fo:font-size="10pt" fo:language="es" fo:country="MX" officeooo:paragraph-rsid="000aeab6" style:font-name-asian="Times New Roman" style:font-size-asian="10pt" style:rfc-language-tag-asian="es-419" style:language-asian="es" style:font-name-complex="Calibri" style:font-size-complex="10pt"/>
    </style:style>
    <style:style style:name="P38" style:family="paragraph" style:parent-style-name="Normal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39" style:family="paragraph" style:parent-style-name="Normal" style:master-page-name="MP0">
      <style:paragraph-properties fo:text-align="center" style:justify-single-word="false" style:page-number="auto" fo:break-before="page"/>
      <style:text-properties fo:font-size="11pt" fo:language="es" fo:country="MX" fo:font-weight="bold" style:font-size-asian="11pt" style:font-weight-asian="bold" style:font-size-complex="11pt"/>
    </style:style>
    <style:style style:name="T1" style:family="text">
      <style:text-properties fo:language="es" fo:country="MX" fo:font-weight="bold" style:font-weight-asian="bold"/>
    </style:style>
    <style:style style:name="T2" style:family="text">
      <style:text-properties fo:language="es" fo:country="MX" fo:font-weight="normal" style:font-weight-asian="normal" style:font-weight-complex="normal"/>
    </style:style>
    <style:style style:name="T3" style:family="text">
      <style:text-properties fo:color="#000000" style:font-name="Calibri" fo:font-size="9pt" fo:language="es" fo:country="MX" style:font-name-asian="Times New Roman" style:font-size-asian="9pt" style:rfc-language-tag-asian="es-419" style:language-asian="es" style:font-name-complex="Calibri" style:font-size-complex="9pt"/>
    </style:style>
    <style:style style:name="T4" style:family="text">
      <style:text-properties fo:color="#000000" style:font-name="Calibri" fo:font-size="9pt" fo:language="es" fo:country="MX" style:text-underline-style="none" fo:font-weight="bold" fo:background-color="transparent" loext:char-shading-value="0" style:font-name-asian="Times New Roman" style:font-size-asian="9pt" style:rfc-language-tag-asian="es-419" style:language-asian="es" style:font-weight-asian="bold" style:font-name-complex="Calibri" style:font-size-complex="9pt" style:font-weight-complex="bold"/>
    </style:style>
    <style:style style:name="T5" style:family="text">
      <style:text-properties fo:color="#000000" style:font-name="Calibri" fo:font-size="9pt" fo:language="es" fo:country="MX" fo:font-weight="bold" style:font-name-asian="Times New Roman" style:font-size-asian="9pt" style:rfc-language-tag-asian="es-419" style:language-asian="es" style:font-weight-asian="bold" style:font-name-complex="Calibri" style:font-size-complex="9pt"/>
    </style:style>
    <style:style style:name="T6" style:family="text">
      <style:text-properties fo:color="#000000" style:font-name="Arial Narrow" fo:font-size="8pt" fo:language="es" fo:country="MX" fo:font-weight="bold" style:font-name-asian="Times New Roman" style:font-size-asian="8pt" style:rfc-language-tag-asian="es-419" style:language-asian="es" style:font-weight-asian="bold" style:font-name-complex="Calibri" style:font-size-complex="8pt"/>
    </style:style>
    <style:style style:name="T7" style:family="text">
      <style:text-properties fo:color="#000000" style:font-name="Arial" fo:font-size="7pt" fo:language="es" fo:country="MX" style:text-underline-style="none" fo:font-weight="bold" fo:background-color="transparent" loext:char-shading-value="0" style:font-name-asian="Times New Roman1" style:font-size-asian="7pt" style:rfc-language-tag-asian="es-419" style:language-asian="es" style:font-weight-asian="bold" style:font-name-complex="Calibri1" style:font-size-complex="7pt" style:font-weight-complex="bold"/>
    </style:style>
    <style:style style:name="T8" style:family="text">
      <style:text-properties fo:color="#000000" style:font-name="Arial" fo:font-size="8pt" fo:language="es" fo:country="MX" style:text-underline-style="none" fo:font-weight="bold" fo:background-color="transparent" loext:char-shading-value="0" style:font-name-asian="Times New Roman1" style:font-size-asian="8pt" style:rfc-language-tag-asian="es-419" style:language-asian="es" style:font-weight-asian="bold" style:font-name-complex="Calibri1" style:font-size-complex="8pt" style:font-weight-complex="bold"/>
    </style:style>
    <style:style style:name="T9" style:family="text">
      <style:text-properties style:font-name="Arial" fo:font-size="7pt" fo:font-weight="bold" style:font-name-asian="Times New Roman1" style:font-size-asian="7pt" style:font-weight-asian="bold" style:font-name-complex="Calibri1" style:font-size-complex="7pt" style:font-weight-complex="bold"/>
    </style:style>
    <style:style style:name="T10" style:family="text">
      <style:text-properties style:font-name="Arial" fo:font-size="7pt" fo:font-weight="bold" officeooo:rsid="00a3ed95" style:font-name-asian="Times New Roman1" style:font-size-asian="7pt" style:font-weight-asian="bold" style:font-name-complex="Calibri1" style:font-size-complex="7pt" style:font-weight-complex="bold"/>
    </style:style>
    <style:style style:name="T11" style:family="text">
      <style:text-properties style:font-name="Arial" fo:font-size="7pt" fo:font-weight="bold" officeooo:rsid="0082a79a" style:font-name-asian="Times New Roman1" style:font-size-asian="7pt" style:font-weight-asian="bold" style:font-name-complex="Calibri1" style:font-size-complex="7pt" style:font-weight-complex="bold"/>
    </style:style>
    <style:style style:name="T12" style:family="text">
      <style:text-properties style:font-name="Arial" fo:font-size="7pt" fo:font-weight="bold" officeooo:rsid="009fc7ab" style:font-name-asian="Times New Roman1" style:font-size-asian="7pt" style:font-weight-asian="bold" style:font-name-complex="Calibri1" style:font-size-complex="7pt" style:font-weight-complex="bold"/>
    </style:style>
    <style:style style:name="T13" style:family="text">
      <style:text-properties style:font-name="Arial" fo:font-size="7pt" fo:font-weight="bold" officeooo:rsid="0084e66b" style:font-name-asian="Times New Roman1" style:font-size-asian="7pt" style:font-weight-asian="bold" style:font-name-complex="Calibri1" style:font-size-complex="7pt" style:font-weight-complex="bold"/>
    </style:style>
    <style:style style:name="T14" style:family="text">
      <style:text-properties style:font-name="Arial" fo:font-size="7pt" fo:letter-spacing="-0.0043in" style:text-underline-style="none" fo:font-weight="bold" officeooo:rsid="001a3ee7" fo:background-color="transparent" loext:char-shading-value="0" style:font-name-asian="Times New Roman1" style:font-size-asian="7pt" style:font-weight-asian="bold" style:font-name-complex="Calibri1" style:font-size-complex="7pt" style:font-weight-complex="bold"/>
    </style:style>
    <style:style style:name="T15" style:family="text">
      <style:text-properties style:font-name="Arial" fo:font-size="7pt" fo:letter-spacing="-0.0043in" style:text-underline-style="none" fo:font-weight="bold" officeooo:rsid="003b68e9" fo:background-color="transparent" loext:char-shading-value="0" style:font-name-asian="Times New Roman1" style:font-size-asian="7pt" style:font-weight-asian="bold" style:font-name-complex="Calibri1" style:font-size-complex="7pt" style:font-weight-complex="bold"/>
    </style:style>
    <style:style style:name="T16" style:family="text">
      <style:text-properties style:font-name="Arial" fo:font-size="7pt" style:text-underline-style="none" fo:font-weight="bold" fo:background-color="transparent" loext:char-shading-value="0" style:font-name-asian="Times New Roman1" style:font-size-asian="7pt" style:font-weight-asian="bold" style:font-name-complex="Calibri1" style:font-size-complex="7pt" style:font-weight-complex="bold"/>
    </style:style>
    <style:style style:name="T17" style:family="text">
      <style:text-properties style:font-name="Arial" fo:font-size="6pt" fo:font-weight="normal" officeooo:rsid="00d2f3b4" style:font-size-asian="6pt" style:font-weight-asian="normal" style:font-size-complex="6pt" style:font-weight-complex="normal"/>
    </style:style>
    <style:style style:name="T18" style:family="text">
      <style:text-properties style:font-name="Arial" fo:font-size="6pt" officeooo:rsid="00d2f3b4" style:font-size-asian="6pt" style:font-size-complex="6pt"/>
    </style:style>
    <style:style style:name="T19" style:family="text">
      <style:text-properties style:font-name="Arial" fo:font-size="6pt" fo:language="es" fo:country="ES" fo:font-weight="bold" officeooo:rsid="00d936c0" fo:background-color="transparent" loext:char-shading-value="0" style:font-name-asian="Calibri1" style:font-size-asian="6pt" style:font-weight-asian="bold" style:font-name-complex="Arial1" style:font-size-complex="6pt" style:font-weight-complex="bold"/>
    </style:style>
    <style:style style:name="T20" style:family="text">
      <style:text-properties style:font-name="Arial" fo:font-weight="bold" officeooo:rsid="00092e57" fo:background-color="transparent" loext:char-shading-value="0" style:font-name-asian="Times New Roman1" style:font-weight-asian="bold" style:font-name-complex="Calibri1" style:font-weight-complex="bold"/>
    </style:style>
    <style:style style:name="T21" style:family="text">
      <style:text-properties style:font-name="Arial" fo:font-weight="bold" style:font-name-asian="Times New Roman1" style:font-weight-asian="bold" style:font-name-complex="Calibri1" style:font-weight-complex="bold"/>
    </style:style>
    <style:style style:name="T22" style:family="text">
      <style:text-properties style:font-name="Arial" fo:font-size="8pt" fo:font-weight="bold" style:font-name-asian="Times New Roman1" style:font-size-asian="8pt" style:font-weight-asian="bold" style:font-name-complex="Calibri1" style:font-size-complex="8pt" style:font-weight-complex="bold"/>
    </style:style>
    <style:style style:name="T23" style:family="text">
      <style:text-properties style:font-name="Arial" fo:font-size="8pt" fo:font-weight="bold" officeooo:rsid="00a3ed95" style:font-name-asian="Times New Roman1" style:font-size-asian="8pt" style:font-weight-asian="bold" style:font-name-complex="Calibri1" style:font-size-complex="8pt" style:font-weight-complex="bold"/>
    </style:style>
    <style:style style:name="T24" style:family="text">
      <style:text-properties style:font-name="Arial" fo:font-size="8pt" fo:font-weight="bold" officeooo:rsid="0082a79a" style:font-name-asian="Times New Roman1" style:font-size-asian="8pt" style:font-weight-asian="bold" style:font-name-complex="Calibri1" style:font-size-complex="8pt" style:font-weight-complex="bold"/>
    </style:style>
    <style:style style:name="T25" style:family="text">
      <style:text-properties style:font-name="Arial" fo:font-size="8pt" fo:font-weight="bold" officeooo:rsid="009fc7ab" style:font-name-asian="Times New Roman1" style:font-size-asian="8pt" style:font-weight-asian="bold" style:font-name-complex="Calibri1" style:font-size-complex="8pt" style:font-weight-complex="bold"/>
    </style:style>
    <style:style style:name="T26" style:family="text">
      <style:text-properties style:font-name="Arial" fo:font-size="8pt" fo:letter-spacing="-0.0043in" style:text-underline-style="none" fo:font-weight="bold" officeooo:rsid="001a3ee7" fo:background-color="transparent" loext:char-shading-value="0" style:font-name-asian="Times New Roman1" style:font-size-asian="8pt" style:font-weight-asian="bold" style:font-name-complex="Calibri1" style:font-size-complex="8pt" style:font-weight-complex="bold"/>
    </style:style>
    <style:style style:name="T27" style:family="text">
      <style:text-properties style:font-name="Arial" fo:font-size="8pt" fo:letter-spacing="-0.0043in" style:text-underline-style="none" fo:font-weight="bold" officeooo:rsid="003b68e9" fo:background-color="transparent" loext:char-shading-value="0" style:font-name-asian="Times New Roman1" style:font-size-asian="8pt" style:font-weight-asian="bold" style:font-name-complex="Calibri1" style:font-size-complex="8pt" style:font-weight-complex="bold"/>
    </style:style>
    <style:style style:name="T28" style:family="text">
      <style:text-properties style:font-name="Arial" fo:font-size="8pt" style:text-underline-style="none" fo:font-weight="bold" fo:background-color="transparent" loext:char-shading-value="0" style:font-name-asian="Times New Roman1" style:font-size-asian="8pt" style:font-weight-asian="bold" style:font-name-complex="Calibri1" style:font-size-complex="8pt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82a79a" style:font-weight-asian="bold" style:font-weight-complex="bold"/>
    </style:style>
    <style:style style:name="T31" style:family="text">
      <style:text-properties fo:font-weight="bold" officeooo:rsid="0084e66b" style:font-weight-asian="bold" style:font-weight-complex="bold"/>
    </style:style>
    <style:style style:name="T32" style:family="text">
      <style:text-properties fo:font-weight="bold" officeooo:rsid="009fc7ab" style:font-weight-asian="bold" style:font-weight-complex="bold"/>
    </style:style>
    <style:style style:name="T33" style:family="text">
      <style:text-properties fo:font-weight="bold" officeooo:rsid="00a3ed95" style:font-weight-asian="bold" style:font-weight-complex="bold"/>
    </style:style>
    <style:style style:name="T34" style:family="text">
      <style:text-properties fo:font-weight="bold" officeooo:rsid="00092e57" style:font-weight-asian="bold" style:font-weight-complex="bold"/>
    </style:style>
    <style:style style:name="T35" style:family="text">
      <style:text-properties fo:font-weight="bold" officeooo:rsid="001640f5" fo:background-color="transparent" loext:char-shading-value="0" style:font-name-asian="Times New Roman1" style:font-weight-asian="bold" style:font-name-complex="Arial1" style:font-weight-complex="bold"/>
    </style:style>
    <style:style style:name="T36" style:family="text">
      <style:text-properties fo:font-weight="bold" officeooo:rsid="00092e57" fo:background-color="transparent" loext:char-shading-value="0" style:font-weight-asian="bold" style:font-weight-complex="bold"/>
    </style:style>
    <style:style style:name="T37" style:family="text">
      <style:text-properties fo:color="#000080" style:font-name="Arial" fo:font-size="6pt" fo:language="zxx" fo:country="none" style:text-underline-style="solid" style:text-underline-width="auto" style:text-underline-color="font-color" fo:font-weight="normal" officeooo:rsid="00d2f3b4" style:font-size-asian="6pt" style:language-asian="zxx" style:country-asian="none" style:font-weight-asian="normal" style:font-size-complex="6pt" style:language-complex="zxx" style:country-complex="none" style:font-weight-complex="normal"/>
    </style:style>
    <style:style style:name="T38" style:family="text">
      <style:text-properties fo:color="#000080" fo:font-size="6pt" fo:language="zxx" fo:country="none" style:text-underline-style="solid" style:text-underline-width="auto" style:text-underline-color="font-color" fo:font-weight="normal" officeooo:rsid="00d2f3b4" style:font-size-asian="6pt" style:language-asian="zxx" style:country-asian="none" style:font-weight-asian="normal" style:font-size-complex="6pt" style:language-complex="zxx" style:country-complex="none" style:font-weight-complex="normal"/>
    </style:style>
    <style:style style:name="T39" style:family="text">
      <style:text-properties style:text-underline-style="none" fo:font-weight="bold" fo:background-color="transparent" loext:char-shading-value="0" style:font-weight-asian="bold" style:font-weight-complex="bold"/>
    </style:style>
    <style:style style:name="T40" style:family="text">
      <style:text-properties style:font-name="Calibri" fo:font-weight="bold" officeooo:rsid="00092e57" fo:background-color="transparent" loext:char-shading-value="0" style:font-name-asian="Times New Roman1" style:font-weight-asian="bold" style:font-name-complex="Calibri1" style:font-weight-complex="bold"/>
    </style:style>
    <style:style style:name="T41" style:family="text">
      <style:text-properties fo:font-size="8pt" fo:font-weight="bold" officeooo:rsid="00092e57" fo:background-color="transparent" loext:char-shading-value="0" style:font-name-asian="Times New Roman1" style:font-size-asian="8pt" style:font-weight-asian="bold" style:font-name-complex="Calibri1" style:font-size-complex="8pt" style:font-weight-complex="bold"/>
    </style:style>
    <style:style style:name="T42" style:family="text">
      <style:text-properties fo:letter-spacing="-0.0043in" style:text-underline-style="none" fo:font-weight="bold" officeooo:rsid="001a3ee7" fo:background-color="transparent" loext:char-shading-value="0" style:font-weight-asian="bold" style:font-weight-complex="bold"/>
    </style:style>
    <style:style style:name="T43" style:family="text">
      <style:text-properties fo:letter-spacing="-0.0043in" style:text-underline-style="none" fo:font-weight="bold" officeooo:rsid="003b68e9" fo:background-color="transparent" loext:char-shading-value="0" style:font-weight-asian="bold" style:font-weight-complex="bold"/>
    </style:style>
    <style:style style:name="T44" style:family="text">
      <style:text-properties fo:font-size="10pt" fo:language="es" fo:country="MX" fo:font-weight="bold" style:font-size-asian="10pt" style:font-weight-asian="bold" style:font-size-complex="10pt"/>
    </style:style>
    <style:style style:name="T45" style:family="text">
      <style:text-properties fo:font-size="10pt" fo:language="es" fo:country="MX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ity" text:name="py3o.objects.company_id.city"/>
        <text:user-field-decl office:value-type="string" office:string-value="country_id" text:name="py3o.objects.company_id.country_id.name"/>
        <text:user-field-decl office:value-type="string" office:string-value="loan_type.name_commercial" text:name="py3o.objects.loan_type.name_commercial"/>
        <text:user-field-decl office:value-type="string" office:string-value="loan_type.name" text:name="py3o.objects.loan_type.name"/>
        <text:user-field-decl office:value-type="string" office:string-value="partner_id.name" text:name="py3o.objects.partner_id.name"/>
        <text:user-field-decl office:value-type="string" office:string-value="partner_id.street" text:name="py3o.objects.partner_id.street"/>
        <text:user-field-decl office:value-type="string" office:string-value="municipio_id" text:name="py3o.objects.partner_id.municipio_id.name"/>
        <text:user-field-decl office:value-type="string" office:string-value="zip_id" text:name="py3o.objects.partner_id.zip_id.name"/>
        <text:user-field-decl office:value-type="string" office:string-value="partner_id.vat" text:name="py3o.objects.partner_id.vat"/>
        <text:user-field-decl office:value-type="string" office:string-value="colonia_id" text:name="py3o.objects.partner_id.colonia_id.name"/>
        <text:user-field-decl office:value-type="string" office:string-value="partner_id.state_id" text:name="py3o.objects.partner_id.state_id.name"/>
        <text:user-field-decl office:value-type="string" office:string-value="loan_id" text:name="py3o.objects.loan_id"/>
        <text:user-field-decl office:value-type="string" office:string-value="loan_period" text:name="py3o.obj.loan_period.name"/>
        <text:user-field-decl office:value-type="string" office:string-value="month" text:name="py3o.obj.month"/>
      </text:user-field-decls>
      <text:p text:style-name="P39">MAS SOLUCIONES OPORTUNAS S.A. DE C.V. SOFOM ENR</text:p>
      <text:p text:style-name="P38">ANEXO 2: TABLA DE AMORTIZACIÓN</text:p>
      <text:p text:style-name="P23"/>
      <text:p text:style-name="P33"><text:a xlink:type="simple" xlink:href="py3o://for=%22obj%20in%20objects%22" text:style-name="Internet_20_link" text:visited-style-name="Visited_20_Internet_20_Link"><text:span text:style-name="T17">for="obj in objects"</text:span></text:a></text:p>
      <text:p text:style-name="P36"><text:a xlink:type="simple" xlink:href="py3o://with=%22lang=obj.partner_id.lang%20or%20'en_US'%22" text:style-name="Internet_20_link" text:visited-style-name="Visited_20_Internet_20_Link"><text:span text:style-name="T18">with="lang=obj.partner_id.lang or 'en_US'"</text:span></text:a></text:p>
      <text:p text:style-name="P32"><text:a xlink:type="simple" xlink:href="py3o://with=%22o=obj.with_context(lang=lang)%22" text:style-name="Internet_20_link" text:visited-style-name="Visited_20_Internet_20_Link"><text:span text:style-name="T19">with="o=obj.with_context(lang=lang)"</text:span></text:a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I"/>
        <table:table-column table:style-name="Tabla1.L"/>
        <table:table-column table:style-name="Tabla1.M"/>
        <table:table-column table:style-name="Tabla1.N"/>
        <table:table-row table:style-name="Tabla1.1">
          <table:table-cell table:style-name="Tabla1.A1" table:number-columns-spanned="14" office:value-type="string">
            <text:p text:style-name="P37"><text:span text:style-name="Fuente_20_de_20_párrafo_20_predeter."><text:span text:style-name="T40">Fecha de Elaboración </text:span></text:span><text:span text:style-name="Fuente_20_de_20_párrafo_20_predeter."><text:span text:style-name="T20"><text:text-input text:description="py3o://function=&quot;format_datetime(o.approve_date, format='full', locale='es_MX')&quot;">[approve_date]</text:text-input></text:span></text:span><text:span text:style-name="Fuente_20_de_20_párrafo_20_predeter."><text:span text:style-name="T36"><text:s/></text:span></text:span><text:span text:style-name="Fuente_20_de_20_párrafo_20_predeter."><text:span text:style-name="T20"><text:user-field-get text:name="py3o.objects.company_id.city">city</text:user-field-get></text:span></text:span><text:span text:style-name="Fuente_20_de_20_párrafo_20_predeter."><text:span text:style-name="T41">, <text:s/></text:span></text:span><text:span text:style-name="Fuente_20_de_20_párrafo_20_predeter."><text:span text:style-name="T20"><text:user-field-get text:name="py3o.objects.company_id.country_id.name">country_id</text:user-field-get></text:span></text:span></text:p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3">DATOS GENERALES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12">Nombre comercial del Producto: <text:span text:style-name="T34">Crédito de Nómin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12">Tipo de Crédito: <text:span text:style-name="T34">Simp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6" table:number-columns-spanned="6" office:value-type="string">
            <text:p text:style-name="P12">Nombre completo del cliente: <text:span text:style-name="T22"><text:user-field-get text:name="py3o.objects.partner_id.name">partner_id.name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6" table:number-columns-spanned="8" office:value-type="string">
            <text:p text:style-name="P12">RFC: <text:span text:style-name="T22"><text:user-field-get text:name="py3o.objects.partner_id.vat">partner_id.vat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7" table:number-columns-spanned="6" office:value-type="string">
            <text:p text:style-name="P12">Domicilio: <text:span text:style-name="T22"><text:user-field-get text:name="py3o.objects.partner_id.street">partner_id.street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7" table:number-columns-spanned="8" office:value-type="string">
            <text:p text:style-name="P12">Colonia: <text:span text:style-name="T22"><text:user-field-get text:name="py3o.objects.partner_id.colonia_id.name">colonia_id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8" table:number-columns-spanned="6" office:value-type="string">
            <text:p text:style-name="P12">Municipio: <text:span text:style-name="T22"><text:user-field-get text:name="py3o.objects.partner_id.municipio_id.name">municipio_id</text:user-field-get></text:span><text:span text:style-name="T29"><text:s/></text:span><text:span text:style-name="T31">C.P. </text:span><text:span text:style-name="T22"><text:user-field-get text:name="py3o.objects.partner_id.zip_id.name">zip_id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8" table:number-columns-spanned="8" office:value-type="string">
            <text:p text:style-name="P12">Estado: <text:span text:style-name="T22"><text:user-field-get text:name="py3o.objects.partner_id.state_id.name">partner_id.state_id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9">
          <table:table-cell table:style-name="Tabla1.A9" table:number-columns-spanned="14" office:value-type="string">
            <text:p text:style-name="P17">DATOS DEL CRÉDI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0" table:number-columns-spanned="4" office:value-type="string">
            <text:p text:style-name="P12">Número de crédito: <text:span text:style-name="T24"><text:user-field-get text:name="py3o.objects.loan_id">loan_id</text:user-field-get></text:span></text:p>
          </table:table-cell>
          <table:covered-table-cell/>
          <table:covered-table-cell/>
          <table:covered-table-cell/>
          <table:table-cell table:style-name="Tabla1.E10" table:number-columns-spanned="2" office:value-type="string">
            <text:p text:style-name="P11"> </text:p>
          </table:table-cell>
          <table:covered-table-cell/>
          <table:table-cell table:style-name="Tabla1.G10" table:number-columns-spanned="7" office:value-type="string">
            <text:p text:style-name="P12">Número de pagos: <text:span text:style-name="T22"><text:text-input text:description="py3o://function=&quot;format_amount(o.total_installment)&quot;">[total_installment]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N10" office:value-type="string">
            <text:p text:style-name="P15"> </text:p>
          </table:table-cell>
        </table:table-row>
        <table:table-row table:style-name="Tabla1.1">
          <table:table-cell table:style-name="Tabla1.A11" table:number-columns-spanned="4" office:value-type="string">
            <text:p text:style-name="P12">Monto solicitado: <text:span text:style-name="T33">$</text:span><text:span text:style-name="T23"><text:text-input text:description="py3o://function=&quot;o_format_lang(o.req_amt,lang_code=lang)&quot;">[req_amt]</text:text-input></text:span></text:p>
          </table:table-cell>
          <table:covered-table-cell/>
          <table:covered-table-cell/>
          <table:covered-table-cell/>
          <table:table-cell table:style-name="Tabla1.E11" table:number-columns-spanned="2" office:value-type="string">
            <text:p text:style-name="P11"> </text:p>
          </table:table-cell>
          <table:covered-table-cell/>
          <table:table-cell table:style-name="Tabla1.G11" table:number-columns-spanned="7" office:value-type="string">
            <text:p text:style-name="P14">Plazo: <text:span text:style-name="T26"><text:user-field-get text:name="py3o.obj.month">month</text:user-field-get></text:span><text:span text:style-name="T14"><text:s/></text:span><text:span text:style-name="T27">mes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N11" office:value-type="string">
            <text:p text:style-name="P15"> </text:p>
          </table:table-cell>
        </table:table-row>
        <table:table-row table:style-name="Tabla1.12">
          <table:table-cell table:style-name="Tabla1.A12" table:number-columns-spanned="4" office:value-type="string">
            <text:p text:style-name="P10">Tasa de interés en términos anuales simples</text:p>
          </table:table-cell>
          <table:covered-table-cell/>
          <table:covered-table-cell/>
          <table:covered-table-cell/>
          <table:table-cell table:style-name="Tabla1.E12" table:number-rows-spanned="3" table:number-columns-spanned="2" office:value-type="string">
            <text:p text:style-name="P11"> </text:p>
          </table:table-cell>
          <table:covered-table-cell/>
          <table:table-cell table:style-name="Tabla1.G12" table:number-rows-spanned="2" table:number-columns-spanned="7" office:value-type="string">
            <text:p text:style-name="P12">Crédito Otorgado: <text:span text:style-name="T12">$</text:span><text:span text:style-name="T25"><text:text-input text:description="py3o://function=&quot;o_format_lang(o.loan_amount,lang_code=lang)&quot;">[loan_amount]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N12" table:number-rows-spanned="3" office:value-type="string">
            <text:p text:style-name="P15"> </text:p>
          </table:table-cell>
        </table:table-row>
        <table:table-row table:style-name="Tabla1.13">
          <table:table-cell table:style-name="Tabla1.A13" table:number-columns-spanned="4" office:value-type="string">
            <text:p text:style-name="P21"><text:span text:style-name="Fuente_20_de_20_párrafo_20_predeter."><text:span text:style-name="T3">ORDINARIA: <text:s text:c="3"/></text:span></text:span><text:span text:style-name="Fuente_20_de_20_párrafo_20_predeter."><text:span text:style-name="T8"><text:text-input text:description="py3o://function=&quot;o_format_lang(o.int_rate,lang_code=lang)&quot;">[int_rate]</text:text-input></text:span></text:span><text:span text:style-name="Fuente_20_de_20_párrafo_20_predeter."><text:span text:style-name="T5">%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4">
          <table:table-cell table:style-name="Tabla1.A14" table:number-columns-spanned="4" office:value-type="string">
            <text:p text:style-name="P22"><text:span text:style-name="Fuente_20_de_20_párrafo_20_predeter."><text:span text:style-name="T3">MORATORIA: <text:s/></text:span></text:span><text:span text:style-name="Fuente_20_de_20_párrafo_20_predeter."><text:span text:style-name="T8"><text:text-input text:description="py3o://function=&quot;o_format_lang(o.late_fee_perc,lang_code=lang)&quot;">[late_fee_perc]</text:text-input></text:span></text:span><text:span text:style-name="Fuente_20_de_20_párrafo_20_predeter."><text:span text:style-name="T4">%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14" table:number-columns-spanned="7" office:value-type="string">
            <text:p text:style-name="P16">CAT Sin IVA para fines informativos: <text:span text:style-name="T28"><text:text-input text:description="py3o://function=&quot;o_format_lang(o.cat,digits=5)&quot;">[cat]</text:text-input></text:span><text:span text:style-name="T22">%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5" table:number-columns-spanned="4" office:value-type="string">
            <text:p text:style-name="P13">Vence el: <text:span text:style-name="T22"><text:text-input text:description="py3o://function=&quot;format_datetime(o.end_date, format='full', locale='es_MX')&quot;">[end_date]</text:text-input></text:span></text:p>
          </table:table-cell>
          <table:covered-table-cell/>
          <table:covered-table-cell/>
          <table:covered-table-cell/>
          <table:table-cell table:style-name="Tabla1.E15" table:number-columns-spanned="2" office:value-type="string">
            <text:p text:style-name="P11"> </text:p>
          </table:table-cell>
          <table:covered-table-cell/>
          <table:table-cell table:style-name="Tabla1.G15" table:number-columns-spanned="7" office:value-type="string">
            <text:p text:style-name="P12">Bonificaciones por pagos puntuales: <text:span text:style-name="T13">N/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N15" office:value-type="string">
            <text:p text:style-name="P15"> </text:p>
          </table:table-cell>
        </table:table-row>
        <table:table-row table:style-name="Tabla1.1">
          <table:table-cell table:style-name="Tabla1.A16" table:number-columns-spanned="14" office:value-type="string">
            <text:p text:style-name="P7"/>
            <text:p text:style-name="P7">TABLA DE AMORTIZACIONES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7">
          <table:table-cell table:style-name="Tabla1.A17" office:value-type="string">
            <text:p text:style-name="P4">No de pago</text:p>
          </table:table-cell>
          <table:table-cell table:style-name="Tabla1.B17" office:value-type="string">
            <text:p text:style-name="P4">Fecha de pago</text:p>
          </table:table-cell>
          <table:table-cell table:style-name="Tabla1.C17" office:value-type="string">
            <text:p text:style-name="P4">Fecha límite de pago</text:p>
          </table:table-cell>
          <table:table-cell table:style-name="Tabla1.D17" table:number-columns-spanned="2" office:value-type="string">
            <text:p text:style-name="P4">Monto a pagar en el periodo</text:p>
          </table:table-cell>
          <table:covered-table-cell/>
          <table:table-cell table:style-name="Tabla1.F17" table:number-columns-spanned="2" office:value-type="string">
            <text:p text:style-name="P4">Abono a capital</text:p>
          </table:table-cell>
          <table:covered-table-cell/>
          <table:table-cell table:style-name="Tabla1.H17" office:value-type="string">
            <text:p text:style-name="P4">Intereses Ordinarios </text:p>
          </table:table-cell>
          <table:table-cell table:style-name="Tabla1.I17" office:value-type="string">
            <text:p text:style-name="P4">IVA de intereses</text:p>
          </table:table-cell>
          <table:table-cell table:style-name="Tabla1.J17" office:value-type="string">
            <text:p text:style-name="P4">Comisiones</text:p>
          </table:table-cell>
          <table:table-cell table:style-name="Tabla1.K17" office:value-type="string">
            <text:p text:style-name="P4">Primas de seguros</text:p>
          </table:table-cell>
          <table:table-cell table:style-name="Tabla1.L17" office:value-type="string">
            <text:p text:style-name="P4">Pago total</text:p>
          </table:table-cell>
          <table:table-cell table:style-name="Tabla1.M17" table:number-columns-spanned="2" office:value-type="string">
            <text:p text:style-name="P4">Saldo insoluto</text:p>
          </table:table-cell>
          <table:covered-table-cell/>
        </table:table-row>
        <table:table-row table:style-name="Tabla1.1">
          <table:table-cell table:style-name="Tabla1.A18" office:value-type="string">
            <text:p text:style-name="P31"><text:text-input text:description="py3o://for=&quot;line in obj.installment_id&quot;">for="line in obj.installment_id"</text:text-input></text:p>
          </table:table-cell>
          <table:table-cell table:style-name="Tabla1.B18" office:value-type="string">
            <text:p text:style-name="P19"/>
          </table:table-cell>
          <table:table-cell table:style-name="Tabla1.C18" office:value-type="string">
            <text:p text:style-name="P19"/>
          </table:table-cell>
          <table:table-cell table:style-name="Tabla1.D18" table:number-columns-spanned="2" office:value-type="string">
            <text:p text:style-name="P8"/>
          </table:table-cell>
          <table:covered-table-cell/>
          <table:table-cell table:style-name="Tabla1.F18" table:number-columns-spanned="2" office:value-type="string">
            <text:p text:style-name="P8"/>
          </table:table-cell>
          <table:covered-table-cell/>
          <table:table-cell table:style-name="Tabla1.H18" office:value-type="string">
            <text:p text:style-name="P8"/>
          </table:table-cell>
          <table:table-cell table:style-name="Tabla1.I18" office:value-type="string">
            <text:p text:style-name="P8"/>
          </table:table-cell>
          <table:table-cell table:style-name="Tabla1.J18" office:value-type="string">
            <text:p text:style-name="P9">N/A</text:p>
          </table:table-cell>
          <table:table-cell table:style-name="Tabla1.K18" office:value-type="string">
            <text:p text:style-name="P8"/>
          </table:table-cell>
          <table:table-cell table:style-name="Tabla1.L18" office:value-type="string">
            <text:p text:style-name="P8"/>
          </table:table-cell>
          <table:table-cell table:style-name="Tabla1.M18" table:number-columns-spanned="2" office:value-type="string">
            <text:p text:style-name="P8"/>
          </table:table-cell>
          <table:covered-table-cell/>
        </table:table-row>
        <table:table-row table:style-name="Tabla1.1">
          <table:table-cell table:style-name="Tabla1.A19" office:value-type="string">
            <text:p text:style-name="P26"><text:text-input text:description="py3o://function=&quot;format_multiline_value(line.name)&quot;">[line.name]</text:text-input></text:p>
          </table:table-cell>
          <table:table-cell table:style-name="Tabla1.B19" office:value-type="string">
            <text:p text:style-name="P28"><text:text-input text:description="py3o://function=&quot;o_format_date(line.date, lang_code=lang)&quot;">date</text:text-input> </text:p>
          </table:table-cell>
          <table:table-cell table:style-name="Tabla1.C19" office:value-type="string">
            <text:p text:style-name="P29"><text:text-input text:description="py3o://function=&quot;o_format_date(line.date, lang_code=lang)&quot;">date</text:text-input> </text:p>
          </table:table-cell>
          <table:table-cell table:style-name="Tabla1.D19" table:number-columns-spanned="2" office:value-type="string">
            <text:p text:style-name="P30"><text:text-input text:description="py3o://function=&quot;o_format_lang(line.installment,lang_code=lang)&quot;">installment</text:text-input></text:p>
          </table:table-cell>
          <table:covered-table-cell/>
          <table:table-cell table:style-name="Tabla1.F19" table:number-columns-spanned="2" office:value-type="string">
            <text:p text:style-name="P30"> <text:text-input text:description="py3o://function=&quot;o_format_lang(line.capital,lang_code=lang)&quot;">capital</text:text-input></text:p>
          </table:table-cell>
          <table:covered-table-cell/>
          <table:table-cell table:style-name="Tabla1.H19" office:value-type="string">
            <text:p text:style-name="P30"> <text:text-input text:description="py3o://function=&quot;o_format_lang(line.interest,lang_code=lang)&quot;">interest</text:text-input></text:p>
          </table:table-cell>
          <table:table-cell table:style-name="Tabla1.I19" office:value-type="string">
            <text:p text:style-name="P30"><text:text-input text:description="py3o://function=&quot;o_format_lang(line.int_tax,lang_code=lang)&quot;">int_tax</text:text-input></text:p>
          </table:table-cell>
          <table:table-cell table:style-name="Tabla1.J19" office:value-type="string">
            <text:p text:style-name="P9">N/A</text:p>
          </table:table-cell>
          <table:table-cell table:style-name="Tabla1.K19" office:value-type="string">
            <text:p text:style-name="P30"><text:text-input text:description="py3o://function=&quot;o_format_lang(line.fees,lang_code=lang)&quot;">fees</text:text-input></text:p>
          </table:table-cell>
          <table:table-cell table:style-name="Tabla1.L19" office:value-type="string">
            <text:p text:style-name="P30"><text:text-input text:description="py3o://function=&quot;o_format_lang(line.total, lang_code=lang)">total</text:text-input> </text:p>
          </table:table-cell>
          <table:table-cell table:style-name="Tabla1.M19" table:number-columns-spanned="2" office:value-type="string">
            <text:p text:style-name="P30"><text:text-input text:description="py3o://function=&quot;o_format_lang(line.balance,lang_code=lang)&quot;">balance</text:text-input></text:p>
          </table:table-cell>
          <table:covered-table-cell/>
        </table:table-row>
        <table:table-row table:style-name="Tabla1.1">
          <table:table-cell table:style-name="Tabla1.A20" office:value-type="string">
            <text:p text:style-name="P27"><text:text-input text:description="py3o:///for">/for</text:text-input></text:p>
          </table:table-cell>
          <table:table-cell table:style-name="Tabla1.B20" office:value-type="string">
            <text:p text:style-name="P19"/>
          </table:table-cell>
          <table:table-cell table:style-name="Tabla1.C20" office:value-type="string">
            <text:p text:style-name="P19"/>
          </table:table-cell>
          <table:table-cell table:style-name="Tabla1.D20" table:number-columns-spanned="2" office:value-type="string">
            <text:p text:style-name="P19"/>
          </table:table-cell>
          <table:covered-table-cell/>
          <table:table-cell table:style-name="Tabla1.F20" table:number-columns-spanned="2" office:value-type="string">
            <text:p text:style-name="P19"/>
          </table:table-cell>
          <table:covered-table-cell/>
          <table:table-cell table:style-name="Tabla1.H20" office:value-type="string">
            <text:p text:style-name="P19"/>
          </table:table-cell>
          <table:table-cell table:style-name="Tabla1.I20" office:value-type="string">
            <text:p text:style-name="P19"/>
          </table:table-cell>
          <table:table-cell table:style-name="Tabla1.J20" office:value-type="string">
            <text:p text:style-name="P9">N/A</text:p>
          </table:table-cell>
          <table:table-cell table:style-name="Tabla1.K20" office:value-type="string">
            <text:p text:style-name="P19"/>
          </table:table-cell>
          <table:table-cell table:style-name="Tabla1.L20" office:value-type="string">
            <text:p text:style-name="P19"/>
          </table:table-cell>
          <table:table-cell table:style-name="Tabla1.M20" table:number-columns-spanned="2" office:value-type="string">
            <text:p text:style-name="P19"/>
          </table:table-cell>
          <table:covered-table-cell/>
        </table:table-row>
        <table:table-row table:style-name="Tabla1.1">
          <table:table-cell table:style-name="Tabla1.A21" office:value-type="string">
            <text:p text:style-name="P20"><text:span text:style-name="Fuente_20_de_20_párrafo_20_predeter."><text:span text:style-name="T6">TOTAL</text:span></text:span></text:p>
          </table:table-cell>
          <table:table-cell table:style-name="Tabla1.B21" office:value-type="string">
            <text:p text:style-name="P8"> </text:p>
          </table:table-cell>
          <table:table-cell table:style-name="Tabla1.C21" office:value-type="string">
            <text:p text:style-name="P8"> </text:p>
          </table:table-cell>
          <table:table-cell table:style-name="Tabla1.D21" table:number-columns-spanned="2" office:value-type="string">
            <text:p text:style-name="P25"><text:text-input text:description="py3o://function=&quot;o_format_lang(o.sum_installment,lang_code=lang)&quot;">[sum_installment]</text:text-input></text:p>
          </table:table-cell>
          <table:covered-table-cell/>
          <table:table-cell table:style-name="Tabla1.F21" table:number-columns-spanned="2" office:value-type="string">
            <text:p text:style-name="P25"><text:text-input text:description="py3o://function=&quot;o_format_lang(o.sum_capital,lang_code=lang)&quot;">[sum_capital]</text:text-input></text:p>
          </table:table-cell>
          <table:covered-table-cell/>
          <table:table-cell table:style-name="Tabla1.H21" office:value-type="string">
            <text:p text:style-name="P25"><text:text-input text:description="py3o://function=&quot;o_format_lang(o.sum_interest,lang_code=lang)&quot;">[sum_interest]</text:text-input></text:p>
          </table:table-cell>
          <table:table-cell table:style-name="Tabla1.I21" office:value-type="string">
            <text:p text:style-name="P25"><text:text-input text:description="py3o://function=&quot;o_format_lang(o.sum_int_tax,lang_code=lang)&quot;">[sum_int_tax]</text:text-input></text:p>
          </table:table-cell>
          <table:table-cell table:style-name="Tabla1.J21" office:value-type="string">
            <text:p text:style-name="P9">N/A</text:p>
          </table:table-cell>
          <table:table-cell table:style-name="Tabla1.K21" office:value-type="string">
            <text:p text:style-name="P25"><text:text-input text:description="py3o://function=&quot;o_format_lang(o.sum_fees,lang_code=lang)&quot;">[sum_fees]</text:text-input></text:p>
          </table:table-cell>
          <table:table-cell table:style-name="Tabla1.L21" office:value-type="string">
            <text:p text:style-name="P25"><text:text-input text:description="py3o://function=&quot;o_format_lang(o.sum_total,lang_code=lang)&quot;">[sum_total]</text:text-input></text:p>
          </table:table-cell>
          <table:table-cell table:style-name="Tabla1.M21" table:number-columns-spanned="2" office:value-type="string">
            <text:p text:style-name="P19"/>
          </table:table-cell>
          <table:covered-table-cell/>
        </table:table-row>
        <table:table-row table:style-name="Tabla1.1">
          <table:table-cell table:style-name="Tabla1.A22" table:number-columns-spanned="14" office:value-type="string">
            <text:p text:style-name="P5"/>
            <text:p text:style-name="P5"/>
            <text:p text:style-name="P6"/>
            <text:p text:style-name="P6">____________________</text:p>
            <text:p text:style-name="P18"><text:span text:style-name="T35"><text:user-field-get text:name="py3o.objects.partner_id.name">partner_id.name</text:user-field-get></text:span><text:span text:style-name="T35"><text:s/></text:span></text:p>
            <text:p text:style-name="P5">ACREDITADO</text:p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3">
          <table:table-cell table:style-name="Tabla1.A23" table:number-columns-spanned="14" office:value-type="string">
            <text:p text:style-name="P2">La tabla de amortización forma parte integrante del contrato, el acreditado, la suscribe, a su entera satisfacción.<text:line-break/>La solicitud de crédito llenada por el acreditado funge como instrumento complementario de información al presente, en caso de existir contradicciones prevalecerá la presente tabla de amortizació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5"><text:a xlink:type="simple" xlink:href="py3o:///with" text:style-name="Internet_20_link" text:visited-style-name="Visited_20_Internet_20_Link"><text:span text:style-name="T37">/with</text:span></text:a></text:p>
      <text:p text:style-name="P35"><text:a xlink:type="simple" xlink:href="py3o:///with" text:style-name="Internet_20_link" text:visited-style-name="Visited_20_Internet_20_Link"><text:span text:style-name="T37">/with</text:span></text:a></text:p>
      <text:p text:style-name="P34"><text:a xlink:type="simple" xlink:href="py3o:///for" text:style-name="Internet_20_link" text:visited-style-name="Visited_20_Internet_20_Link"><text:span text:style-name="T38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1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loext:contextual-spacing="false" fo:line-height="100%" fo:orphans="0" fo:widows="0" fo:hyphenation-ladder-count="no-limit"/>
      <style:text-properties fo:language="en" fo:country="US" fo:hyphenate="false"/>
    </style:style>
    <style:style style:name="Encabezado" style:family="paragraph" style:parent-style-name="Normal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language="en" fo:country="US"/>
    </style:style>
    <style:style style:name="Pie_20_de_20_página_20_Car" style:display-name="Pie de página Car" style:family="text" style:parent-style-name="Fuente_20_de_20_párrafo_20_predeter.">
      <style:text-properties fo:language="en" fo:country="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end" style:justify-single-word="false"/>
    </style:style>
    <style:style style:name="MT1" style:family="text">
      <style:text-properties fo:font-size="10pt" fo:language="es" fo:country="MX" fo:font-weight="bold" style:font-size-asian="10pt" style:font-weight-asian="bold" style:font-size-complex="10pt"/>
    </style:style>
    <style:style style:name="MT2" style:family="text">
      <style:text-properties fo:font-size="10pt" fo:language="es" fo:country="MX" fo:font-weight="normal" style:font-size-asian="10pt" style:font-weight-asian="normal" style:font-size-complex="10pt" style:font-weight-complex="normal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917in" fo:margin-bottom="0.4917in" fo:margin-left="0.3937in" fo:margin-right="0.23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000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n 1" text:anchor-type="paragraph" svg:x="0.0543in" svg:y="-0.148in" svg:width="1.3043in" style:rel-width="scale" svg:height="1.0827in" style:rel-height="scale" draw:z-index="0"><draw:image xlink:href="Pictures/10000201000003F60000034A7E6849ABBA1D7BCA.png" xlink:type="simple" xlink:show="embed" xlink:actuate="onLoad" loext:mime-type="image/png"/></draw:frame><text:span text:style-name="Fuente_20_de_20_párrafo_20_predeter."><text:span text:style-name="MT1">RECA: </text:span></text:span><text:span text:style-name="Fuente_20_de_20_párrafo_20_predeter."><text:span text:style-name="MT2">14062-450-032326/01-05038-1119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Vanessa Vazquez</meta:initial-creator>
    <meta:creation-date>2020-02-06T06:25:00Z</meta:creation-date>
    <dc:date>2020-07-06T16:40:53.858472527</dc:date>
    <meta:editing-cycles>17</meta:editing-cycles>
    <meta:editing-duration>PT19M13S</meta:editing-duration>
    <meta:document-statistic meta:table-count="1" meta:image-count="1" meta:object-count="0" meta:page-count="1" meta:paragraph-count="80" meta:word-count="271" meta:character-count="1713" meta:non-whitespace-character-count="1546"/>
    <meta:template xlink:type="simple" xlink:actuate="onRequest" xlink:title="" xlink:href="Normal.dotm"/>
  </office:meta>
</office:document-meta>
</file>